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F8000000B0BCBCB3B27E45AEED.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Arial,Bold" svg:font-family="'Arial,Bold'"/>
    <style:font-face style:name="Mangal1" svg:font-family="Mangal"/>
    <style:font-face style:name="Courier New" svg:font-family="'Courier New'" style:font-family-generic="modern"/>
    <style:font-face style:name="Arial3" svg:font-family="Arial" style:font-pitch="variable"/>
    <style:font-face style:name="Arial2" svg:font-family="Arial"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elle1" style:family="table">
      <style:table-properties style:width="17cm" table:align="left" style:writing-mode="lr-tb"/>
    </style:style>
    <style:style style:name="Tabelle1.A" style:family="table-column">
      <style:table-column-properties style:column-width="2.482cm"/>
    </style:style>
    <style:style style:name="Tabelle1.B" style:family="table-column">
      <style:table-column-properties style:column-width="14.519cm"/>
    </style:style>
    <style:style style:name="Tabelle1.A1" style:family="table-cell">
      <style:table-cell-properties style:vertical-align="middle" fo:background-color="#dddddd" fo:padding="0.049cm" fo:border="0.1pt solid #000000">
        <style:background-image/>
      </style:table-cell-properties>
    </style:style>
    <style:style style:name="Tabelle1.B1" style:family="table-cell">
      <style:table-cell-properties style:vertical-align="middle" fo:background-color="#eeeeee" fo:padding="0.049cm" fo:border="0.1pt solid #000000">
        <style:background-image/>
      </style:table-cell-properties>
    </style:style>
    <style:style style:name="Tabelle1.A2" style:family="table-cell">
      <style:table-cell-properties style:vertical-align="middle" fo:padding="0.049cm" fo:border="0.1pt solid #000000"/>
    </style:style>
    <style:style style:name="Tabelle1.B2" style:family="table-cell">
      <style:table-cell-properties style:vertical-align="middle" fo:padding="0.049cm" fo:border="0.1pt solid #000000"/>
    </style:style>
    <style:style style:name="Tabelle1.A3" style:family="table-cell">
      <style:table-cell-properties style:vertical-align="middle" fo:padding="0.049cm" fo:border="0.1pt solid #000000"/>
    </style:style>
    <style:style style:name="Tabelle1.B3" style:family="table-cell">
      <style:table-cell-properties style:vertical-align="middle" fo:padding="0.049cm" fo:border="0.1pt solid #000000"/>
    </style:style>
    <style:style style:name="Tabelle1.A4" style:family="table-cell">
      <style:table-cell-properties style:vertical-align="middle" fo:padding="0.049cm" fo:border="0.1pt solid #000000"/>
    </style:style>
    <style:style style:name="Tabelle1.B4" style:family="table-cell">
      <style:table-cell-properties style:vertical-align="middle" fo:padding="0.049cm" fo:border="0.1pt solid #000000"/>
    </style:style>
    <style:style style:name="Tabelle1.A5" style:family="table-cell">
      <style:table-cell-properties style:vertical-align="middle" fo:padding="0.049cm" fo:border="0.1pt solid #000000"/>
    </style:style>
    <style:style style:name="Tabelle1.B5" style:family="table-cell">
      <style:table-cell-properties style:vertical-align="middle" fo:padding="0.049cm" fo:border="0.1pt solid #000000"/>
    </style:style>
    <style:style style:name="Tabelle1.A6" style:family="table-cell">
      <style:table-cell-properties style:vertical-align="middle" fo:padding="0.049cm" fo:border="0.1pt solid #000000"/>
    </style:style>
    <style:style style:name="Tabelle1.B6" style:family="table-cell">
      <style:table-cell-properties style:vertical-align="middle" fo:padding="0.049cm" fo:border="0.1pt solid #000000"/>
    </style:style>
    <style:style style:name="Tabelle1.A7" style:family="table-cell">
      <style:table-cell-properties style:vertical-align="middle" fo:padding="0.049cm" fo:border-left="0.1pt solid #000000" fo:border-right="0.1pt solid #000000" fo:border-top="none" fo:border-bottom="0.1pt solid #000000"/>
    </style:style>
    <style:style style:name="Tabelle1.B7" style:family="table-cell">
      <style:table-cell-properties style:vertical-align="middle" fo:padding="0.049cm" fo:border-left="0.1pt solid #000000" fo:border-right="0.1pt solid #000000" fo:border-top="none" fo:border-bottom="0.1pt solid #000000"/>
    </style:style>
    <style:style style:name="Löschfristen" style:family="table">
      <style:table-properties style:width="17cm" table:align="margins" style:may-break-between-rows="false" style:writing-mode="lr-tb"/>
    </style:style>
    <style:style style:name="Löschfristen.A" style:family="table-column">
      <style:table-column-properties style:column-width="4.249cm" style:rel-column-width="16380*"/>
    </style:style>
    <style:style style:name="Löschfristen.B" style:family="table-column">
      <style:table-column-properties style:column-width="4.251cm" style:rel-column-width="16387*"/>
    </style:style>
    <style:style style:name="Löschfristen.D" style:family="table-column">
      <style:table-column-properties style:column-width="4.251cm" style:rel-column-width="16388*"/>
    </style:style>
    <style:style style:name="Löschfristen.1" style:family="table-row">
      <style:table-row-properties style:min-row-height="0.794cm"/>
    </style:style>
    <style:style style:name="Löschfristen.A1" style:family="table-cell">
      <style:table-cell-properties fo:background-color="#eeeeee" fo:padding="0.097cm" fo:border="0.05pt solid #000000">
        <style:background-image/>
      </style:table-cell-properties>
    </style:style>
    <style:style style:name="Löschfristen.A2" style:family="table-cell">
      <style:table-cell-properties fo:background-color="#eeeeee" fo:padding="0.097cm" fo:border-left="0.05pt solid #000000" fo:border-right="none" fo:border-top="none" fo:border-bottom="0.05pt solid #000000">
        <style:background-image/>
      </style:table-cell-properties>
    </style:style>
    <style:style style:name="Löschfristen.D2" style:family="table-cell">
      <style:table-cell-properties fo:background-color="#eeeeee" fo:padding="0.097cm" fo:border-left="0.05pt solid #000000" fo:border-right="0.05pt solid #000000" fo:border-top="none" fo:border-bottom="0.05pt solid #000000">
        <style:background-image/>
      </style:table-cell-properties>
    </style:style>
    <style:style style:name="Löschfristen.A3" style:family="table-cell">
      <style:table-cell-properties fo:padding="0.097cm" fo:border-left="0.05pt solid #000000" fo:border-right="none" fo:border-top="none" fo:border-bottom="0.05pt solid #000000"/>
    </style:style>
    <style:style style:name="Löschfristen.B3" style:family="table-cell">
      <style:table-cell-properties fo:padding="0.097cm" fo:border-left="0.05pt solid #000000" fo:border-right="none" fo:border-top="none" fo:border-bottom="0.05pt solid #000000"/>
    </style:style>
    <style:style style:name="Löschfristen.C3" style:family="table-cell">
      <style:table-cell-properties fo:padding="0.097cm" fo:border-left="0.05pt solid #000000" fo:border-right="none" fo:border-top="none" fo:border-bottom="0.05pt solid #000000"/>
    </style:style>
    <style:style style:name="Löschfristen.D3" style:family="table-cell">
      <style:table-cell-properties fo:padding="0.097cm" fo:border-left="0.05pt solid #000000" fo:border-right="0.05pt solid #000000" fo:border-top="none" fo:border-bottom="0.05pt solid #000000"/>
    </style:style>
    <style:style style:name="Löschfristen.A4" style:family="table-cell">
      <style:table-cell-properties fo:padding="0.097cm" fo:border-left="0.05pt solid #000000" fo:border-right="none" fo:border-top="none" fo:border-bottom="0.05pt solid #000000"/>
    </style:style>
    <style:style style:name="Löschfristen.B4" style:family="table-cell">
      <style:table-cell-properties fo:padding="0.097cm" fo:border-left="0.05pt solid #000000" fo:border-right="none" fo:border-top="none" fo:border-bottom="0.05pt solid #000000"/>
    </style:style>
    <style:style style:name="Löschfristen.C4" style:family="table-cell">
      <style:table-cell-properties fo:padding="0.097cm" fo:border-left="0.05pt solid #000000" fo:border-right="none" fo:border-top="none" fo:border-bottom="0.05pt solid #000000"/>
    </style:style>
    <style:style style:name="Löschfristen.D4" style:family="table-cell">
      <style:table-cell-properties fo:padding="0.097cm" fo:border-left="0.05pt solid #000000" fo:border-right="0.05pt solid #000000" fo:border-top="none" fo:border-bottom="0.05pt solid #000000"/>
    </style:style>
    <style:style style:name="Löschfristen.A5" style:family="table-cell">
      <style:table-cell-properties fo:padding="0.097cm" fo:border-left="0.05pt solid #000000" fo:border-right="none" fo:border-top="none" fo:border-bottom="0.05pt solid #000000"/>
    </style:style>
    <style:style style:name="Löschfristen.B5" style:family="table-cell">
      <style:table-cell-properties fo:padding="0.097cm" fo:border-left="0.05pt solid #000000" fo:border-right="none" fo:border-top="none" fo:border-bottom="0.05pt solid #000000"/>
    </style:style>
    <style:style style:name="Löschfristen.C5" style:family="table-cell">
      <style:table-cell-properties fo:padding="0.097cm" fo:border-left="0.05pt solid #000000" fo:border-right="none" fo:border-top="none" fo:border-bottom="0.05pt solid #000000"/>
    </style:style>
    <style:style style:name="Löschfristen.D5" style:family="table-cell">
      <style:table-cell-properties fo:padding="0.097cm" fo:border-left="0.05pt solid #000000" fo:border-right="0.05pt solid #000000" fo:border-top="none" fo:border-bottom="0.05pt solid #000000"/>
    </style:style>
    <style:style style:name="Löschfristen.A6" style:family="table-cell">
      <style:table-cell-properties fo:padding="0.097cm" fo:border-left="0.05pt solid #000000" fo:border-right="none" fo:border-top="none" fo:border-bottom="0.05pt solid #000000"/>
    </style:style>
    <style:style style:name="Löschfristen.B6" style:family="table-cell">
      <style:table-cell-properties fo:padding="0.097cm" fo:border-left="0.05pt solid #000000" fo:border-right="none" fo:border-top="none" fo:border-bottom="0.05pt solid #000000"/>
    </style:style>
    <style:style style:name="Löschfristen.C6" style:family="table-cell">
      <style:table-cell-properties fo:padding="0.097cm" fo:border-left="0.05pt solid #000000" fo:border-right="none" fo:border-top="none" fo:border-bottom="0.05pt solid #000000"/>
    </style:style>
    <style:style style:name="Löschfristen.D6"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4.41cm"/>
          <style:tab-stop style:position="16.801cm" style:type="right"/>
          <style:tab-stop style:position="25.083cm" style:type="right"/>
        </style:tab-stops>
      </style:paragraph-properties>
    </style:style>
    <style:style style:name="P2" style:family="paragraph" style:parent-style-name="Standard">
      <style:text-properties style:font-name="Arial3" fo:font-size="11pt" style:font-size-asian="11pt" style:font-size-complex="11pt"/>
    </style:style>
    <style:style style:name="P3" style:family="paragraph" style:parent-style-name="Standard">
      <style:text-properties style:font-name="Arial3" fo:font-size="11pt" officeooo:rsid="0017497d" officeooo:paragraph-rsid="0017497d" style:font-size-asian="11pt" style:font-size-complex="11pt"/>
    </style:style>
    <style:style style:name="P4" style:family="paragraph" style:parent-style-name="Standard">
      <style:text-properties style:font-name="Arial3" fo:font-size="11pt" officeooo:rsid="0017497d" officeooo:paragraph-rsid="00190a91" style:font-size-asian="11pt" style:font-size-complex="11pt"/>
    </style:style>
    <style:style style:name="P5" style:family="paragraph" style:parent-style-name="Standard">
      <style:paragraph-properties fo:margin-top="0cm" fo:margin-bottom="0cm" loext:contextual-spacing="false" style:writing-mode="lr-tb"/>
      <style:text-properties style:font-name="Arial1" fo:font-size="10pt" officeooo:rsid="001aa2bb" officeooo:paragraph-rsid="001aa2bb" style:font-size-asian="10pt" style:font-size-complex="10pt"/>
    </style:style>
    <style:style style:name="P6" style:family="paragraph" style:parent-style-name="Table_20_Contents">
      <style:paragraph-properties fo:margin-top="0cm" fo:margin-bottom="0cm" loext:contextual-spacing="false" style:writing-mode="lr-tb"/>
      <style:text-properties style:font-name="Arial1" fo:font-size="11pt"/>
    </style:style>
    <style:style style:name="P7" style:family="paragraph" style:parent-style-name="Table_20_Contents">
      <style:paragraph-properties fo:margin-top="0cm" fo:margin-bottom="0cm" loext:contextual-spacing="false" style:writing-mode="lr-tb"/>
      <style:text-properties style:font-name="Arial1" fo:font-size="11pt" fo:font-weight="bold" style:font-size-asian="11pt" style:font-weight-asian="bold" style:font-size-complex="11pt" style:font-weight-complex="bold"/>
    </style:style>
    <style:style style:name="P8" style:family="paragraph" style:parent-style-name="Table_20_Contents">
      <loext:graphic-properties draw:fill-image-width="0cm" draw:fill-image-height="0cm"/>
      <style:paragraph-properties fo:margin-top="0cm" fo:margin-bottom="0cm" loext:contextual-spacing="false" style:writing-mode="lr-tb"/>
      <style:text-properties style:font-name="Arial1" fo:font-size="11pt" fo:font-weight="bold" style:font-size-asian="11pt" style:font-weight-asian="bold" style:font-size-complex="11pt" style:font-weight-complex="bold"/>
    </style:style>
    <style:style style:name="P9" style:family="paragraph" style:parent-style-name="Table_20_Contents">
      <style:paragraph-properties fo:margin-top="0cm" fo:margin-bottom="0cm" loext:contextual-spacing="false" style:writing-mode="lr-tb"/>
      <style:text-properties style:font-name="Arial1" fo:font-size="11pt" officeooo:paragraph-rsid="0015c11f"/>
    </style:style>
    <style:style style:name="P10" style:family="paragraph" style:parent-style-name="Table_20_Contents">
      <style:paragraph-properties fo:margin-top="0cm" fo:margin-bottom="0cm" loext:contextual-spacing="false" style:writing-mode="lr-tb"/>
      <style:text-properties style:font-name="Arial1" fo:font-size="11pt" officeooo:rsid="00172391" officeooo:paragraph-rsid="00172391"/>
    </style:style>
    <style:style style:name="P11" style:family="paragraph" style:parent-style-name="Table_20_Contents">
      <style:paragraph-properties fo:margin-top="0cm" fo:margin-bottom="0cm" loext:contextual-spacing="false" style:writing-mode="lr-tb"/>
      <style:text-properties style:font-name="Arial2" fo:font-size="10pt" officeooo:rsid="001aa2bb" officeooo:paragraph-rsid="001aa2bb" style:font-size-asian="10pt" style:font-size-complex="10pt"/>
    </style:style>
    <style:style style:name="P12" style:family="paragraph" style:parent-style-name="Table_20_Contents">
      <style:paragraph-properties fo:margin-top="0cm" fo:margin-bottom="0cm" loext:contextual-spacing="false" style:writing-mode="lr-tb"/>
      <style:text-properties style:font-name="Arial2" fo:font-size="10pt" officeooo:rsid="001acf10" officeooo:paragraph-rsid="001acf10" style:font-size-asian="10pt" style:font-size-complex="10pt"/>
    </style:style>
    <style:style style:name="P13" style:family="paragraph" style:parent-style-name="Table_20_Contents">
      <style:paragraph-properties fo:margin-top="0cm" fo:margin-bottom="0cm" loext:contextual-spacing="false" style:writing-mode="lr-tb"/>
      <style:text-properties style:font-name="Arial2" fo:font-size="10pt" officeooo:rsid="001c8677" officeooo:paragraph-rsid="001c8677" style:font-size-asian="10pt" style:font-size-complex="10pt"/>
    </style:style>
    <style:style style:name="P14" style:family="paragraph" style:parent-style-name="Table_20_Contents">
      <style:paragraph-properties fo:margin-top="0cm" fo:margin-bottom="0cm" loext:contextual-spacing="false" style:writing-mode="lr-tb"/>
      <style:text-properties style:font-name="Arial2" fo:font-size="10pt" officeooo:rsid="001f8d8c" officeooo:paragraph-rsid="001f8d8c" style:font-size-asian="10pt" style:font-size-complex="10pt"/>
    </style:style>
    <style:style style:name="P15" style:family="paragraph" style:parent-style-name="Text_20_body">
      <style:paragraph-properties fo:margin-top="0cm" fo:margin-bottom="0cm" loext:contextual-spacing="false" style:writing-mode="lr-tb"/>
      <style:text-properties style:font-name="Arial1" fo:font-size="10pt" officeooo:paragraph-rsid="001aa2bb" style:font-size-asian="10pt" style:font-size-complex="10pt"/>
    </style:style>
    <style:style style:name="P16" style:family="paragraph" style:parent-style-name="Text_20_body">
      <style:paragraph-properties fo:margin-top="0cm" fo:margin-bottom="0cm" loext:contextual-spacing="false" style:writing-mode="lr-tb"/>
      <style:text-properties style:font-name="Arial1" fo:font-size="10pt" officeooo:rsid="001aa2bb" officeooo:paragraph-rsid="001aa2bb" style:font-size-asian="10pt" style:font-size-complex="10pt"/>
    </style:style>
    <style:style style:name="P17" style:family="paragraph" style:parent-style-name="Text_20_body">
      <style:paragraph-properties fo:margin-top="0cm" fo:margin-bottom="0cm" loext:contextual-spacing="false" style:writing-mode="lr-tb"/>
      <style:text-properties style:font-name="Arial1" fo:font-size="10pt" officeooo:rsid="001acf10" officeooo:paragraph-rsid="001acf10" style:font-size-asian="10pt" style:font-size-complex="10pt"/>
    </style:style>
    <style:style style:name="P18" style:family="paragraph" style:parent-style-name="Text_20_body">
      <style:paragraph-properties fo:margin-top="0cm" fo:margin-bottom="0cm" loext:contextual-spacing="false" style:writing-mode="lr-tb"/>
      <style:text-properties style:font-name="Arial1" fo:font-size="10pt" officeooo:paragraph-rsid="001acf10" style:font-size-asian="10pt" style:font-size-complex="10pt"/>
    </style:style>
    <style:style style:name="P19" style:family="paragraph" style:parent-style-name="Table_20_Contents">
      <style:text-properties style:font-name="Arial2" fo:font-size="11pt" fo:font-style="italic" fo:font-weight="bold" officeooo:rsid="001aa2bb" officeooo:paragraph-rsid="001aa2bb" style:font-size-asian="11pt" style:font-style-asian="italic" style:font-weight-asian="bold" style:font-size-complex="11pt" style:font-style-complex="italic" style:font-weight-complex="bold"/>
    </style:style>
    <style:style style:name="P20" style:family="paragraph" style:parent-style-name="Table_20_Contents">
      <style:text-properties style:font-name="Arial2" fo:font-size="11pt" fo:font-style="normal" fo:font-weight="bold" officeooo:rsid="001ee01a" officeooo:paragraph-rsid="001ee01a" style:font-size-asian="11pt" style:font-style-asian="normal" style:font-weight-asian="bold" style:font-size-complex="11pt" style:font-style-complex="normal" style:font-weight-complex="bold"/>
    </style:style>
    <style:style style:name="P21" style:family="paragraph" style:parent-style-name="Table_20_Contents">
      <style:text-properties style:font-name="Arial2" fo:font-size="10pt" officeooo:rsid="001aa2bb" officeooo:paragraph-rsid="001aa2bb" style:font-size-asian="10pt" style:font-size-complex="10pt"/>
    </style:style>
    <style:style style:name="P22" style:family="paragraph" style:parent-style-name="Table_20_Contents">
      <style:text-properties style:font-name="Arial2" fo:font-size="10pt" officeooo:rsid="001aa2bb" officeooo:paragraph-rsid="001acf10" style:font-size-asian="10pt" style:font-size-complex="10pt"/>
    </style:style>
    <style:style style:name="P23" style:family="paragraph" style:parent-style-name="Table_20_Contents">
      <style:text-properties style:font-name="Arial2" fo:font-size="10pt" officeooo:rsid="001acf10" officeooo:paragraph-rsid="001acf10" style:font-size-asian="10pt" style:font-size-complex="10pt"/>
    </style:style>
    <style:style style:name="P24" style:family="paragraph" style:parent-style-name="Text_20_body">
      <style:text-properties style:font-name="Arial,Bold" fo:font-size="11pt" officeooo:paragraph-rsid="001acf10"/>
    </style:style>
    <style:style style:name="P25" style:family="paragraph" style:parent-style-name="Text_20_body">
      <style:text-properties style:font-name="Arial1" fo:font-size="11pt"/>
    </style:style>
    <style:style style:name="P26" style:family="paragraph" style:parent-style-name="Text_20_body">
      <style:text-properties style:font-name="Arial1" fo:font-size="11pt" officeooo:paragraph-rsid="001455e1"/>
    </style:style>
    <style:style style:name="P27" style:family="paragraph" style:parent-style-name="Text_20_body">
      <style:text-properties style:font-name="Arial1" fo:font-size="11pt" officeooo:paragraph-rsid="0015c11f"/>
    </style:style>
    <style:style style:name="P28" style:family="paragraph" style:parent-style-name="Text_20_body">
      <style:text-properties style:font-name="Arial1" fo:font-size="11pt" officeooo:paragraph-rsid="00172391"/>
    </style:style>
    <style:style style:name="P29" style:family="paragraph" style:parent-style-name="Text_20_body">
      <style:text-properties style:font-name="Arial1" fo:font-size="11pt" officeooo:paragraph-rsid="00190a91"/>
    </style:style>
    <style:style style:name="P30" style:family="paragraph" style:parent-style-name="Text_20_body">
      <style:text-properties style:font-name="Arial1" fo:font-size="11pt" fo:font-style="italic" fo:font-weight="bold" officeooo:paragraph-rsid="00190a91" style:font-style-asian="italic" style:font-weight-asian="bold" style:font-style-complex="italic" style:font-weight-complex="bold"/>
    </style:style>
    <style:style style:name="P31" style:family="paragraph" style:parent-style-name="Text_20_body">
      <style:text-properties style:font-name="Arial1" fo:font-size="11pt" officeooo:rsid="001acf10" officeooo:paragraph-rsid="001acf10"/>
    </style:style>
    <style:style style:name="P32" style:family="paragraph" style:parent-style-name="Text_20_body">
      <style:text-properties style:font-name="Arial3" fo:font-size="11pt" officeooo:rsid="0017497d" style:font-size-asian="11pt" style:font-size-complex="11pt"/>
    </style:style>
    <style:style style:name="P33" style:family="paragraph" style:parent-style-name="Heading_20_1" style:master-page-name="Standard">
      <style:paragraph-properties style:page-number="auto"/>
    </style:style>
    <style:style style:name="P34" style:family="paragraph" style:parent-style-name="Standard" style:list-style-name="L2">
      <style:text-properties style:font-name="Arial3" fo:font-size="11pt" officeooo:rsid="0017497d" officeooo:paragraph-rsid="00190a91" style:font-size-asian="11pt" style:font-size-complex="11pt"/>
    </style:style>
    <style:style style:name="P35" style:family="paragraph" style:parent-style-name="Standard" style:list-style-name="L3">
      <style:text-properties style:font-name="Arial3" fo:font-size="11pt" officeooo:rsid="0017497d" officeooo:paragraph-rsid="00190a91" style:font-size-asian="11pt" style:font-size-complex="11pt"/>
    </style:style>
    <style:style style:name="P36" style:family="paragraph" style:parent-style-name="Standard" style:list-style-name="L4">
      <style:text-properties style:font-name="Arial3" fo:font-size="11pt" officeooo:rsid="0017497d" officeooo:paragraph-rsid="00190a91" style:font-size-asian="11pt" style:font-size-complex="11pt"/>
    </style:style>
    <style:style style:name="P37" style:family="paragraph" style:parent-style-name="Standard" style:list-style-name="L4" style:master-page-name="">
      <loext:graphic-properties draw:fill="none"/>
      <style:paragraph-properties fo:margin-left="0cm" fo:margin-right="0cm" fo:orphans="0" fo:widows="0" fo:hyphenation-ladder-count="no-limit" fo:text-indent="0cm" style:auto-text-indent="false" style:page-number="auto" fo:background-color="transparent" style:text-autospace="none" style:writing-mode="lr-tb"/>
      <style:text-properties style:font-name="Arial3" fo:font-size="11pt" fo:font-style="italic" fo:font-weight="bold" officeooo:rsid="0017497d" officeooo:paragraph-rsid="00190a91" style:font-size-asian="11pt" style:font-style-asian="italic" style:font-weight-asian="bold" style:font-size-complex="11pt" style:font-style-complex="italic" style:font-weight-complex="bold" fo:hyphenate="true" fo:hyphenation-remain-char-count="2" fo:hyphenation-push-char-count="2"/>
    </style:style>
    <style:style style:name="P38" style:family="paragraph" style:parent-style-name="Standard" style:list-style-name="L4">
      <loext:graphic-properties draw:fill="none"/>
      <style:paragraph-properties fo:margin-left="0cm" fo:margin-right="0cm" fo:orphans="0" fo:widows="0" fo:hyphenation-ladder-count="no-limit" fo:text-indent="0cm" style:auto-text-indent="false" fo:background-color="transparent" style:text-autospace="none" style:writing-mode="lr-tb"/>
      <style:text-properties style:font-name="Arial3" fo:font-size="11pt" officeooo:rsid="0017497d" officeooo:paragraph-rsid="00190a91" style:font-size-asian="11pt" style:font-size-complex="11pt" fo:hyphenate="true" fo:hyphenation-remain-char-count="2" fo:hyphenation-push-char-count="2"/>
    </style:style>
    <style:style style:name="P39" style:family="paragraph" style:parent-style-name="Footer">
      <style:paragraph-properties>
        <style:tab-stops>
          <style:tab-stop style:position="0cm"/>
          <style:tab-stop style:position="8.001cm" style:type="center"/>
          <style:tab-stop style:position="16.002cm" style:type="right"/>
        </style:tab-stops>
      </style:paragraph-properties>
      <style:text-properties officeooo:paragraph-rsid="00254003"/>
    </style:style>
    <style:style style:name="P40" style:family="paragraph" style:parent-style-name="Text_20_body" style:list-style-name="L1">
      <style:text-properties style:font-name="Arial1" fo:font-size="11pt" officeooo:paragraph-rsid="001455e1"/>
    </style:style>
    <style:style style:name="P41" style:family="paragraph" style:parent-style-name="Text_20_body" style:list-style-name="L1">
      <style:text-properties style:font-name="Arial1" fo:font-size="11pt" officeooo:paragraph-rsid="0015c11f"/>
    </style:style>
    <style:style style:name="P42" style:family="paragraph" style:parent-style-name="Text_20_body" style:list-style-name="L1">
      <style:text-properties style:font-name="Arial1" fo:font-size="11pt" officeooo:rsid="0015c11f" officeooo:paragraph-rsid="0015c11f"/>
    </style:style>
    <style:style style:name="P43" style:family="paragraph" style:parent-style-name="Text_20_body" style:list-style-name="L5">
      <style:text-properties style:font-name="Arial1" fo:font-size="11pt" officeooo:paragraph-rsid="001acf10"/>
    </style:style>
    <style:style style:name="P44" style:family="paragraph" style:parent-style-name="Text_20_body" style:list-style-name="L5">
      <style:text-properties style:font-name="Arial1" fo:font-size="11pt" officeooo:rsid="001acf10" officeooo:paragraph-rsid="001acf10"/>
    </style:style>
    <style:style style:name="P45" style:family="paragraph" style:parent-style-name="Text_20_body" style:list-style-name="L5">
      <style:text-properties style:font-name="Arial1" fo:font-size="11pt" officeooo:rsid="002410d9" officeooo:paragraph-rsid="002410d9"/>
    </style:style>
    <style:style style:name="P46" style:family="paragraph" style:parent-style-name="Text_20_body" style:list-style-name="L5">
      <style:text-properties style:font-name="Arial1" fo:font-size="11pt" officeooo:rsid="001ce3ab" officeooo:paragraph-rsid="001ce3ab"/>
    </style:style>
    <style:style style:name="T1" style:family="text">
      <style:text-properties fo:color="#999999" style:font-name="Arial1" fo:font-size="10pt" fo:font-weight="normal" style:font-weight-asian="bold" style:font-name-complex="Arial"/>
    </style:style>
    <style:style style:name="T2" style:family="text">
      <style:text-properties fo:color="#999999" style:font-name="Arial1" fo:font-size="10pt" fo:font-weight="normal" officeooo:rsid="001455e1" style:font-weight-asian="bold" style:font-name-complex="Arial"/>
    </style:style>
    <style:style style:name="T3" style:family="text">
      <style:text-properties fo:color="#999999" style:font-name="Arial1" fo:font-size="10pt" fo:font-weight="normal" officeooo:rsid="0011687a" style:font-weight-asian="bold" style:font-name-complex="Arial"/>
    </style:style>
    <style:style style:name="T4" style:family="text">
      <style:text-properties fo:color="#999999" style:font-name="Arial1" fo:font-size="10pt" fo:font-weight="bold" style:font-weight-asian="bold" style:font-name-complex="Arial"/>
    </style:style>
    <style:style style:name="T5" style:family="text">
      <style:text-properties fo:color="#999999" style:font-name="Arial" style:font-name-complex="Arial"/>
    </style:style>
    <style:style style:name="T6" style:family="text">
      <style:text-properties fo:color="#999999" style:font-name="Arial" fo:font-size="7pt" style:font-size-asian="7pt" style:font-name-complex="Arial"/>
    </style:style>
    <style:style style:name="T7" style:family="text">
      <style:text-properties fo:color="#999999" style:font-name="Arial" fo:font-size="7pt" officeooo:rsid="000d9de8" style:font-size-asian="7pt" style:font-name-complex="Arial"/>
    </style:style>
    <style:style style:name="T8" style:family="text">
      <style:text-properties fo:color="#999999" style:font-name="Arial" fo:font-size="7pt" officeooo:rsid="0011687a" style:font-size-asian="7pt" style:font-name-complex="Arial"/>
    </style:style>
    <style:style style:name="T9" style:family="text">
      <style:text-properties style:font-name="Arial" style:font-name-complex="Arial"/>
    </style:style>
    <style:style style:name="T10" style:family="text">
      <style:text-properties style:font-name="Arial" officeooo:rsid="0011687a" style:font-name-complex="Arial"/>
    </style:style>
    <style:style style:name="T11" style:family="text">
      <style:text-properties style:font-name="Arial" officeooo:rsid="001be217" style:font-name-complex="Arial"/>
    </style:style>
    <style:style style:name="T12" style:family="text">
      <style:text-properties style:font-name="Arial1"/>
    </style:style>
    <style:style style:name="T13" style:family="text">
      <style:text-properties style:font-name="Arial1" officeooo:rsid="001acf10"/>
    </style:style>
    <style:style style:name="T14" style:family="text">
      <style:text-properties officeooo:rsid="001455e1"/>
    </style:style>
    <style:style style:name="T15" style:family="text">
      <style:text-properties fo:font-weight="normal" style:font-weight-asian="normal" style:font-weight-complex="normal"/>
    </style:style>
    <style:style style:name="T16" style:family="text">
      <style:text-properties officeooo:rsid="0015c11f"/>
    </style:style>
    <style:style style:name="T17" style:family="text">
      <style:text-properties officeooo:rsid="00172391"/>
    </style:style>
    <style:style style:name="T18" style:family="text">
      <style:text-properties officeooo:rsid="00190a91"/>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officeooo:rsid="001aa2bb"/>
    </style:style>
    <style:style style:name="T21" style:family="text">
      <style:text-properties officeooo:rsid="001acf10"/>
    </style:style>
    <style:style style:name="T22" style:family="text">
      <style:text-properties officeooo:rsid="001ce3ab"/>
    </style:style>
    <style:style style:name="T23" style:family="text">
      <style:text-properties officeooo:rsid="001ee01a"/>
    </style:style>
    <style:style style:name="T24" style:family="text">
      <style:text-properties officeooo:rsid="00225624"/>
    </style:style>
    <style:style style:name="T25" style:family="text">
      <style:text-properties officeooo:rsid="002410d9"/>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Rollen- und Rechtekonzeption in <text:span text:style-name="T14">linuxmuster.net 6.2</text:span> </text:h>
      <text:p text:style-name="P25">In <text:span text:style-name="T15">linuxmuster.net 6.2</text:span> gibt es die Nutzergruppen Schüler, Lehrer und <text:span text:style-name="T25">Administratoren</text:span>. Zugang auf <text:span text:style-name="T14">Clients und </text:span>Netzwerk<text:span text:style-name="T14">ressourcen</text:span> haben alle Nutzergruppen; Zugang <text:span text:style-name="T14">direkt </text:span>auf <text:span text:style-name="T14">die</text:span> Server<text:span text:style-name="T14">konsole</text:span> hat nur der <text:span text:style-name="T25">Nutzer root</text:span>.</text:p>
      <text:h text:style-name="Heading_20_2" text:outline-level="2">Rechte auf der Arbeitsstation</text:h>
      <text:p text:style-name="P26">Normale Benutzer (Schüler und Lehrer) <text:span text:style-name="T14">können lokale </text:span>administrative Berechtigungen auf der Arbeitsstation <text:span text:style-name="T14">haben</text:span>. Bei der Anmeldung wird ein lokales Benutzerprofil verwendet, das bei der Wiederherstellung der Arbeitsstation (Selbstheilung) gelöscht wird. <text:span text:style-name="T14">Alle Änderungen am Clientsystem werden beim synchronisierten Start ebenfalls zurückgesetzt.</text:span> <text:span text:style-name="T14">Je nach Dateisystem auf dem Client kann das lokale Benutzerverzeichnis der seit dem letzten Synchronisieren angemeldeten Benutzer eingesehen werden.</text:span> </text:p>
      <text:h text:style-name="Heading_20_2" text:outline-level="2">Rechte auf dem Server</text:h>
      <text:p text:style-name="P26">Die eigentliche Arbeit <text:span text:style-name="T14">i</text:span>m Schulnetzwerk findet in Verzeichnissen auf dem Server statt. Nach der Anmeldung am Arbeitsrechner kann auf diese Verzeichnisse zugegriffen werden. Dabei haben die Nutzergruppen folgende Rechte: </text:p>
      <text:h text:style-name="Heading_20_3" text:outline-level="3">Zugriffsrechte der Lehrer</text:h>
      <text:list xml:id="list2117679870826678144" text:style-name="L1">
        <text:list-item>
          <text:p text:style-name="P40">eigenes H<text:span text:style-name="T14">ome-V</text:span>erzeichnis,</text:p>
        </text:list-item>
        <text:list-item>
          <text:p text:style-name="P40">H<text:span text:style-name="T14">ome-V</text:span>erzeichnisse aller Schüler,</text:p>
        </text:list-item>
        <text:list-item>
          <text:p text:style-name="P40">Tauschverzeichnis „Lehrer“ und </text:p>
        </text:list-item>
        <text:list-item>
          <text:p text:style-name="P40"><text:span text:style-name="T16">Tauschverzeichnisse </text:span>aller Klassen</text:p>
        </text:list-item>
        <text:list-item>
          <text:p text:style-name="P42">Tauschverzeichnis der Schule</text:p>
        </text:list-item>
      </text:list>
      <text:h text:style-name="Heading_20_3" text:outline-level="3">Zugriffsrechte der Schüler</text:h>
      <text:list xml:id="list195244363896918" text:continue-numbering="true" text:style-name="L1">
        <text:list-item>
          <text:p text:style-name="P41">eigenes H<text:span text:style-name="T14">ome-V</text:span>erzeichnis,</text:p>
        </text:list-item>
        <text:list-item>
          <text:p text:style-name="P41">Tauschverzeichnis der eigenen Klasse</text:p>
        </text:list-item>
        <text:list-item>
          <text:p text:style-name="P41"><text:span text:style-name="T16">Tauschverzeichnis</text:span> der Schule </text:p>
        </text:list-item>
      </text:list>
      <text:h text:style-name="Heading_20_3" text:outline-level="3">Zugriffsrechte des Netzwerkberaters</text:h>
      <text:p text:style-name="P27">Der Netzwerkberater hat alle Systemrechte. Er verwendet in Abhängigkeit von seiner jeweiligen Tätigkeit am System die folgenden vordefinierten Benutzer mit administrativer Rolle: </text:p>
      <table:table table:name="Tabelle1" table:style-name="Tabelle1">
        <table:table-column table:style-name="Tabelle1.A"/>
        <table:table-column table:style-name="Tabelle1.B"/>
        <table:table-row>
          <table:table-cell table:style-name="Tabelle1.A1" office:value-type="string">
            <text:p text:style-name="P7">Benutzer </text:p>
          </table:table-cell>
          <table:table-cell table:style-name="Tabelle1.B1" office:value-type="string">
            <text:p text:style-name="P8">Bemerkungen</text:p>
          </table:table-cell>
        </table:table-row>
        <table:table-row>
          <table:table-cell table:style-name="Tabelle1.A2" office:value-type="string">
            <text:p text:style-name="P6">root </text:p>
          </table:table-cell>
          <table:table-cell table:style-name="Tabelle1.B2" office:value-type="string">
            <text:p text:style-name="P6">wird für die Systemverwaltung verwendet; kann sich <text:span text:style-name="T16">direkt an der Serverkonsole </text:span>anmelden </text:p>
          </table:table-cell>
        </table:table-row>
        <table:table-row>
          <table:table-cell table:style-name="Tabelle1.A3" office:value-type="string">
            <text:p text:style-name="P6">administrator </text:p>
          </table:table-cell>
          <table:table-cell table:style-name="Tabelle1.B3" office:value-type="string">
            <text:p text:style-name="P9">wird für die Verwaltung <text:span text:style-name="T16">von linuxmuster.net</text:span> verwendet; kann sich a<text:span text:style-name="T16">n der administrativen Schulkonsole </text:span><text:s/>anmelden – <text:span text:style-name="T16">Mitglied der</text:span> Windows-Domänenadministratoren <text:span text:style-name="T16">und hat </text:span>Zugriff auf alle Projekt-, Schüler- und Tauschverzeichnisse </text:p>
          </table:table-cell>
        </table:table-row>
        <table:table-row>
          <table:table-cell table:style-name="Tabelle1.A4" office:value-type="string">
            <text:p text:style-name="P6">pgmadmin </text:p>
          </table:table-cell>
          <table:table-cell table:style-name="Tabelle1.B4" office:value-type="string">
            <text:p text:style-name="P6">Windows-Domänenadministrator. <text:span text:style-name="T17">Dient zur Einrichtung des Standardprofils und zur Installation von Software auf Windows-Clients</text:span></text:p>
          </table:table-cell>
        </table:table-row>
        <table:table-row>
          <table:table-cell table:style-name="Tabelle1.A5" office:value-type="string">
            <text:p text:style-name="P6">domadmin </text:p>
          </table:table-cell>
          <table:table-cell table:style-name="Tabelle1.B5" office:value-type="string">
            <text:p text:style-name="P6">wie pgmadmin </text:p>
          </table:table-cell>
        </table:table-row>
        <table:table-row>
          <table:table-cell table:style-name="Tabelle1.A6" office:value-type="string">
            <text:p text:style-name="P6">wwwadmin </text:p>
          </table:table-cell>
          <table:table-cell table:style-name="Tabelle1.B6" office:value-type="string">
            <text:p text:style-name="P6">Administrator für die Webdienste </text:p>
          </table:table-cell>
        </table:table-row>
        <table:table-row>
          <table:table-cell table:style-name="Tabelle1.A7" office:value-type="string">
            <text:p text:style-name="P10">linuxadmin</text:p>
          </table:table-cell>
          <table:table-cell table:style-name="Tabelle1.B7" office:value-type="string">
            <text:p text:style-name="P10">Lokaler Administrator auf dem Ubuntu-Client. Dient zur Einrichtung des Standardprofils und zur Installation von Software auf Linux-Clients</text:p>
          </table:table-cell>
        </table:table-row>
      </table:table>
      <text:p text:style-name="Standard"><text:soft-page-break/></text:p>
      <text:h text:style-name="Heading_20_3" text:outline-level="3">Zugriffsrechte auf Projekte:</text:h>
      <text:p text:style-name="P28">Auf die Projektverzeichnisse können nur Projektmitglieder und Projektleiter, sowie der Administrator zugreifen. <text:span text:style-name="T17">Im Falle „offener“ Projekte, können sich Lehrkräfte selbständig eintragen und somit Zugriff verschaffen.</text:span></text:p>
      <text:h text:style-name="Heading_20_3" text:outline-level="3">Regelung von Schreib-/Lesezugriff</text:h>
      <text:p text:style-name="P2">In allen Tauschverzeichnissen hat nur der Besitzer von Dateien/Ordnern Schreibzugriff auf diese, außer er selbst setzt im Einzelfall bewusst andere Rechte.</text:p>
      <text:p text:style-name="P2">Lesezugriff haben alle Nutzer des jeweiligen Tauschverzeichnisses.</text:p>
      <text:h text:style-name="Heading_20_3" text:outline-level="3">Fernwartung durch <text:span text:style-name="T17">Support-Mitarbeiter von linuxmuster.net e.V.</text:span></text:h>
      <text:p text:style-name="P3">Eine Fernwartung ist nicht vorgesehen. Vielmehr werden Vorgehensweisen telefonisch vereinbart und vom Netzwerkberater durchgeführt.</text:p>
      <text:h text:style-name="Heading_20_2" text:outline-level="2">Speicherung personenbezogener Daten</text:h>
      <text:p text:style-name="P3">Personenbezogene Daten werden von den Nutzergruppen Lehrer, Schüler und Netzwerkberater gespeichert und werden in Personalien, Arbeitssitzungsdaten und Webseitenaufrufe eingeteilt. Im Auslieferungszustand sind alle personenbezogenen Daten dem Netzwerkberater zugänglich</text:p>
      <text:h text:style-name="Heading_20_3" text:outline-level="3">a) Zugangsdaten</text:h>
      <text:p text:style-name="P4">Im Auslieferungszustand enthält linuxmuster.net keine personenbezogenen Daten, die in der Schüler- und Lehrerliste textbasiert gespeichert werden. Die Listen werden aus dem Schulverwaltungsprogramm übertragen oder manuell angelegt. Sie werden für die Erstellung der Benutzerzugangsdaten benötigt und zusätzlich in der Benutzerdatenbank gespeichert. Sie enthalten für alle Nutzergruppen nachfolgend aufgeführte Personalien:</text:p>
      <text:list xml:id="list5509718802480133550" text:style-name="L2">
        <text:list-item>
          <text:p text:style-name="P34">Für Lehrer: Nachname, Vorname, Geburtsdatum, Benutzername</text:p>
        </text:list-item>
      </text:list>
      <text:list xml:id="list2545281069914682536" text:style-name="L3">
        <text:list-item>
          <text:p text:style-name="P35">Für Schüler: Nachname, Vorname, Geburtsdatum, Benutzername, Klasse</text:p>
        </text:list-item>
        <text:list-item>
          <text:p text:style-name="P35">Für Netzwerkberater: keine</text:p>
        </text:list-item>
      </text:list>
      <text:h text:style-name="Heading_20_3" text:outline-level="3">b) Daten, die im Verlauf der Nutzung <text:span text:style-name="T18">von linuxmuster.net</text:span> entstehen</text:h>
      <text:p text:style-name="P4">Nutzungsdaten fallen bei allen Nutzergruppen bei der Durchführung bestimmter Aktionen im System an (An-/Abmelden und Webseitenaufrufe) und werden in Protokollen gespeichert. Diese werden eingeteilt in die Gruppen Arbeitssitzungsdaten und Webseitenaufrufe (Intranet und Internet). <text:span text:style-name="T19">Arbeitssitzungsdaten: </text:span></text:p>
      <text:list xml:id="list2519661035547163331" text:style-name="L4">
        <text:list-item>
          <text:p text:style-name="P36"><text:span text:style-name="T18">F</text:span>ür Lehrer und Schüler: Datum, Uhrzeit, Vorname, Nachname, Benutzername, Benutzergruppenname, An- oder Abmeldung, Rechnername/<text:span text:style-name="T23">IP-Adresse</text:span></text:p>
        </text:list-item>
        <text:list-item>
          <text:p text:style-name="P36">Für Netzwerkberater: Datum, Uhrzeit</text:p>
          <text:p text:style-name="P37">Webseitenaufrufe:</text:p>
          <text:p text:style-name="P38"><text:span text:style-name="T18">F</text:span>ür Lehrer, Schüler und Netzwerkberater: Datum, Uhrzeit, Webseite (URL), Rechneradresse</text:p>
        </text:list-item>
      </text:list>
      <text:p text:style-name="P3"/>
      <text:h text:style-name="Heading_20_3" text:outline-level="3">c) Sperr- und Löschfristen </text:h>
      <text:p text:style-name="P30">Zugangsdaten:</text:p>
      <text:p text:style-name="P29">Personalien, Benutzerdaten und persönliche Verzeichnisse von Nutzern, die nicht mehr zugangsberechtigt sind, müssen vom Netzwerkberater <text:span text:style-name="T18">halbautomatisch</text:span> gelöscht werden. <text:span text:style-name="T18">Die Benutzerverwaltung „sophomorix“ übernimmt diese Aufgabe, muss aber vom Netzwerkberater nach der Aktualisierung der Benutzerverwaltungsdateien manuell gestartet werden.</text:span></text:p>
      <text:p text:style-name="P30">Nutzungsdaten:</text:p>
      <text:p text:style-name="P29"><text:soft-page-break/>Nutzungsdaten werden automatisch spätestens nach Ablauf der Löschfris<text:span text:style-name="T20">t gelöscht.</text:span></text:p>
      <table:table table:name="Löschfristen" table:style-name="Löschfristen">
        <table:table-column table:style-name="Löschfristen.A"/>
        <table:table-column table:style-name="Löschfristen.B"/>
        <table:table-column table:style-name="Löschfristen.A"/>
        <table:table-column table:style-name="Löschfristen.D"/>
        <table:table-row table:style-name="Löschfristen.1">
          <table:table-cell table:style-name="Löschfristen.A1" table:number-columns-spanned="4" office:value-type="string">
            <text:p text:style-name="P20">Löschfristen in linuxmuster.net 6.2</text:p>
          </table:table-cell>
          <table:covered-table-cell/>
          <table:covered-table-cell/>
          <table:covered-table-cell/>
        </table:table-row>
        <table:table-row>
          <table:table-cell table:style-name="Löschfristen.A2" office:value-type="string">
            <text:p text:style-name="P19">Protokollgruppe</text:p>
          </table:table-cell>
          <table:table-cell table:style-name="Löschfristen.A2" office:value-type="string">
            <text:p text:style-name="P19">Verzeichnis</text:p>
          </table:table-cell>
          <table:table-cell table:style-name="Löschfristen.A2" office:value-type="string">
            <text:p text:style-name="P19">Dateiname</text:p>
          </table:table-cell>
          <table:table-cell table:style-name="Löschfristen.D2" office:value-type="string">
            <text:p text:style-name="P19">Frist (Wochen)</text:p>
          </table:table-cell>
        </table:table-row>
        <table:table-row>
          <table:table-cell table:style-name="Löschfristen.A5" office:value-type="string">
            <text:p text:style-name="P21">Arbeitssitzung</text:p>
            <text:p text:style-name="P21"/>
          </table:table-cell>
          <table:table-cell table:style-name="Löschfristen.B5" office:value-type="string">
            <text:p text:style-name="P15">/var/log/linuxmuster/</text:p>
            <text:p text:style-name="P15">/var/log/</text:p>
            <text:p text:style-name="P16">(auf dem Server)</text:p>
          </table:table-cell>
          <table:table-cell table:style-name="Löschfristen.C5" office:value-type="string">
            <text:p text:style-name="P5">userlogins</text:p>
            <text:p text:style-name="P16">auth.log</text:p>
          </table:table-cell>
          <table:table-cell table:style-name="Löschfristen.D5" office:value-type="string">
            <text:p text:style-name="P13">6</text:p>
            <text:p text:style-name="P11">4</text:p>
          </table:table-cell>
        </table:table-row>
        <table:table-row>
          <table:table-cell table:style-name="Löschfristen.A5" office:value-type="string">
            <text:p text:style-name="P21">Intranet-Seiten</text:p>
            <text:p text:style-name="P23">(innerhalb der Schule)</text:p>
          </table:table-cell>
          <table:table-cell table:style-name="Löschfristen.B5" office:value-type="string">
            <text:p text:style-name="P15">/<text:span text:style-name="T20">var/log/apache2</text:span></text:p>
            <text:p text:style-name="P15"/>
            <text:p text:style-name="P17"/>
            <text:p text:style-name="P17">(auf dem Server)</text:p>
          </table:table-cell>
          <table:table-cell table:style-name="Löschfristen.C5" office:value-type="string">
            <text:p text:style-name="P5">schulkonsole-access.log</text:p>
            <text:p text:style-name="P5">schulkonsole-error.log</text:p>
            <text:p text:style-name="P5">access.log</text:p>
          </table:table-cell>
          <table:table-cell table:style-name="Löschfristen.D5" office:value-type="string">
            <text:p text:style-name="P11">52</text:p>
            <text:p text:style-name="P11">52</text:p>
            <text:p text:style-name="P11">52</text:p>
          </table:table-cell>
        </table:table-row>
        <table:table-row>
          <table:table-cell table:style-name="Löschfristen.A5" office:value-type="string">
            <text:p text:style-name="P22">Internet-Seiten</text:p>
            <text:p text:style-name="P22">(außerhalb der Schule)</text:p>
          </table:table-cell>
          <table:table-cell table:style-name="Löschfristen.B5" office:value-type="string">
            <text:p text:style-name="P15">/<text:span text:style-name="T20">var/log/squid/</text:span></text:p>
            <text:p text:style-name="P15">/<text:span text:style-name="T20">var/log/squidGuard/</text:span></text:p>
            <text:p text:style-name="P17">(auf dem ipFire)</text:p>
          </table:table-cell>
          <table:table-cell table:style-name="Löschfristen.C5" office:value-type="string">
            <text:p text:style-name="P5">access.log</text:p>
            <text:p text:style-name="P5">*.log</text:p>
          </table:table-cell>
          <table:table-cell table:style-name="Löschfristen.D5" office:value-type="string">
            <text:p text:style-name="P13">52</text:p>
            <text:p text:style-name="P12">4</text:p>
          </table:table-cell>
        </table:table-row>
        <table:table-row>
          <table:table-cell table:style-name="Löschfristen.A6" office:value-type="string">
            <text:p text:style-name="P23">Anmeldungen am Captive-Portal</text:p>
            <text:p text:style-name="P23">Zugriffe aus dem WLAN heraus auf Webseiten</text:p>
          </table:table-cell>
          <table:table-cell table:style-name="Löschfristen.B6" office:value-type="string">
            <text:p text:style-name="P18">/<text:span text:style-name="T21">var/log/linuxmuster-chilli/ <text:s/></text:span></text:p>
            <text:p text:style-name="P17"/>
            <text:p text:style-name="P17"/>
            <text:p text:style-name="P17"/>
            <text:p text:style-name="P17">(auf dem ChilliSpot)</text:p>
          </table:table-cell>
          <table:table-cell table:style-name="Löschfristen.C6" office:value-type="string">
            <text:p text:style-name="P17">coova-chilli.log</text:p>
            <text:p text:style-name="P17"/>
            <text:p text:style-name="P17">ffproxy.log</text:p>
          </table:table-cell>
          <table:table-cell table:style-name="Löschfristen.D6" office:value-type="string">
            <text:p text:style-name="P14">4</text:p>
            <text:p text:style-name="P12"/>
            <text:p text:style-name="P13">4</text:p>
          </table:table-cell>
        </table:table-row>
      </table:table>
      <text:p text:style-name="P32"/>
      <text:h text:style-name="Heading_20_2" text:outline-level="2"><text:span text:style-name="T24">E</text:span>ingesetzte Software</text:h>
      <text:p text:style-name="P24"><text:span text:style-name="T12">Die Server </text:span><text:span text:style-name="T13">von linuxmuster.net</text:span><text:span text:style-name="T12"> </text:span><text:span text:style-name="T13">6.2 </text:span><text:span text:style-name="T12">werden mit folgender Standardsoftware betrieben: </text:span></text:p>
      <text:list xml:id="list6409316145204331115" text:style-name="L5">
        <text:list-item>
          <text:p text:style-name="P43">Server: <text:span text:style-name="T21">Ubuntu 12.04 LTS</text:span></text:p>
          <text:list>
            <text:list-item>
              <text:p text:style-name="P44">Webserver: Apache2</text:p>
            </text:list-item>
            <text:list-item>
              <text:p text:style-name="P44">Benutzerdatenbank<text:span text:style-name="T22">/-verzeichnis: postgresql/ldap</text:span></text:p>
            </text:list-item>
            <text:list-item>
              <text:p text:style-name="P45">Benutzerverwaltung: sophomorix2</text:p>
            </text:list-item>
            <text:list-item>
              <text:p text:style-name="P46">Mail: postfix, cyrus, horde3</text:p>
            </text:list-item>
            <text:list-item>
              <text:p text:style-name="P45">Opsi Softwarepaketverwaltung für Windows (optional)</text:p>
            </text:list-item>
            <text:list-item>
              <text:p text:style-name="P45">Captive Portal: Chillispot (optional)</text:p>
            </text:list-item>
          </text:list>
        </text:list-item>
        <text:list-item>
          <text:p text:style-name="P44">Firewall: IPFire Core96 und höher</text:p>
        </text:list-item>
        <text:list-item>
          <text:p text:style-name="P44">Clients: Ubuntu 12.04, Ubuntu 14.04, Ubuntu 16.04</text:p>
        </text:list-item>
      </text:lis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Arial,Bold" svg:font-family="'Arial,Bold'"/>
    <style:font-face style:name="Mangal1" svg:font-family="Mangal"/>
    <style:font-face style:name="Courier New" svg:font-family="'Courier New'" style:font-family-generic="modern"/>
    <style:font-face style:name="Arial3" svg:font-family="Arial" style:font-pitch="variable"/>
    <style:font-face style:name="Arial2" svg:font-family="Arial"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writing-mode="lr-tb"/>
      <style:text-properties style:use-window-font-color="true" style:font-name="Courier New" fo:font-family="'Courier New'" style:font-family-generic="modern" fo:font-size="10pt" fo:language="de" fo:country="DE"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Einrückung0" style:family="paragraph" style:parent-style-name="Standard">
      <style:paragraph-properties style:line-height-at-least="0.635cm"/>
    </style:style>
    <style:style style:name="Einrückung1" style:family="paragraph" style:parent-style-name="Standard">
      <style:paragraph-properties fo:margin-left="0.75cm" fo:margin-right="0cm" style:line-height-at-least="0.635cm" fo:text-indent="-0.75cm" style:auto-text-indent="false"/>
    </style:style>
    <style:style style:name="Einrückung2" style:family="paragraph" style:parent-style-name="Standard">
      <style:paragraph-properties fo:margin-left="1.499cm" fo:margin-right="0cm" style:line-height-at-least="0.635cm" fo:text-indent="-0.75cm" style:auto-text-indent="false"/>
    </style:style>
    <style:style style:name="Einrückung3" style:family="paragraph" style:parent-style-name="Standard">
      <style:paragraph-properties fo:margin-left="2.251cm" fo:margin-right="0cm" style:line-height-at-least="0.635cm" fo:text-indent="-0.75cm" style:auto-text-indent="false"/>
    </style:style>
    <style:style style:name="Einrückung4" style:family="paragraph" style:parent-style-name="Standard">
      <style:paragraph-properties fo:margin-left="3cm" fo:margin-right="0cm" style:line-height-at-least="0.635cm" fo:text-indent="-0.75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font-size="8pt" style:font-size-asian="8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DLTabs" style:family="paragraph" style:parent-style-name="Standard">
      <style:paragraph-properties>
        <style:tab-stops>
          <style:tab-stop style:position="1cm"/>
          <style:tab-stop style:position="13.002cm" style:type="right"/>
          <style:tab-stop style:position="14.002cm"/>
          <style:tab-stop style:position="16.252cm"/>
        </style:tab-stops>
      </style:paragraph-properties>
      <style:text-properties fo:font-size="8pt" style:font-size-asian="8pt"/>
    </style:style>
    <style:style style:name="Paragraph-Text" style:family="paragraph" style:parent-style-name="Standard">
      <style:paragraph-properties fo:margin-top="0.106cm" fo:margin-bottom="0.106cm" loext:contextual-spacing="false" fo:text-align="justify" style:justify-single-word="false" fo:orphans="0" fo:widows="0">
        <style:tab-stops>
          <style:tab-stop style:position="1cm"/>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Paragraph-überschrift-P-Mitte" style:family="paragraph" style:parent-style-name="Standard" style:next-style-name="Paragraph-Überschrift-P-Mitte-Text">
      <style:paragraph-properties fo:margin-top="0.529cm" fo:margin-bottom="0.106cm" loext:contextual-spacing="false" fo:line-height="150%" fo:text-align="center" style:justify-single-word="false" fo:orphans="0" fo:widows="0"/>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Paragraph-Überschrift-P-Mitte-Text" style:family="paragraph" style:parent-style-name="Paragraph-überschrift-P-Mitte" style:next-style-name="Paragraph-überschrift-P-Mitte">
      <style:paragraph-properties fo:margin-top="0cm" fo:margin-bottom="0.106cm" loext:contextual-spacing="false" fo:line-height="100%"/>
      <style:text-properties fo:font-style="italic" style:font-style-asian="italic" style:font-style-complex="italic"/>
    </style:style>
    <style:style style:name="_34_" style:display-name="4" style:family="paragraph" style:parent-style-name="Standard">
      <style:paragraph-properties fo:margin-left="4.501cm" fo:margin-right="0cm" fo:text-indent="-4.501cm" style:auto-text-indent="false" style:text-autospace="none" style:punctuation-wrap="simple" style:vertical-align="baseline"/>
      <style:text-properties fo:font-size="10pt" style:font-size-asian="10pt" style:font-size-complex="10pt"/>
    </style:style>
    <style:style style:name="Footnote" style:family="paragraph" style:parent-style-name="Standard" style:class="extra">
      <style:paragraph-properties fo:margin-top="0.176cm" fo:margin-bottom="0.176cm" loext:contextual-spacing="false" fo:orphans="0" fo:widows="0"/>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Courier New" style:font-family-complex="'Courier New'" style:font-family-generic-complex="modern"/>
    </style:style>
    <style:style style:name="WW8Num4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4" style:family="text">
      <style:text-properties style:font-name="Courier New" fo:font-family="'Courier New'" style:font-family-generic="modern" style:font-name-complex="Courier New" style:font-family-complex="'Courier New'" style:font-family-generic-complex="modern"/>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Courier New" style:font-family-complex="'Courier New'" style:font-family-generic-complex="modern"/>
    </style:style>
    <style:style style:name="WW8Num11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4" style:family="text">
      <style:text-properties style:font-name="Courier New" fo:font-family="'Courier New'" style:font-family-generic="modern" style:font-name-complex="Courier New" style:font-family-complex="'Courier New'" style:font-family-generic-complex="modern"/>
    </style:style>
    <style:style style:name="WW8Num1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4"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Courier New" style:font-family-complex="'Courier New'" style:font-family-generic-complex="modern"/>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4" style:family="text">
      <style:text-properties style:font-name="Courier New" fo:font-family="'Courier New'" style:font-family-generic="modern" style:font-name-complex="Courier New" style:font-family-complex="'Courier New'" style:font-family-generic-complex="modern"/>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Courier New" style:font-family-complex="'Courier New'" style:font-family-generic-complex="modern"/>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Courier New" style:font-family-complex="'Courier New'" style:font-family-generic-complex="modern"/>
    </style:style>
    <style:style style:name="WW8Num2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2" style:family="text">
      <style:text-properties fo:color="#0000ff" style:font-name="Wingdings" fo:font-family="Wingdings"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2z4" style:family="text">
      <style:text-properties style:font-name="Courier New" fo:font-family="'Courier New'" style:font-family-generic="modern" style:font-name-complex="Courier New" style:font-family-complex="'Courier New'" style:font-family-generic-complex="modern"/>
    </style:style>
    <style:style style:name="WW8Num2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Courier New" style:font-family-complex="'Courier New'" style:font-family-generic-complex="modern"/>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Courier New" style:font-family-complex="'Courier New'" style:font-family-generic-complex="modern"/>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Courier New" style:font-family-complex="'Courier New'" style:font-family-generic-complex="modern"/>
    </style:style>
    <style:style style:name="WW8Num38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4"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Absatz-Standardschriftart" style:family="text"/>
    <style:style style:name="Page_20_Number" style:display-name="Page Number" style:family="text" style:parent-style-name="Absatz-Standardschriftar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ootnote_20_Symbol" style:display-name="Footnote Symbol" style:family="text" style:parent-style-name="Absatz-Standardschriftar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1.291cm" fo:text-indent="-0.635cm" fo:margin-left="1.291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2.561cm" fo:text-indent="-0.635cm" fo:margin-left="2.56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3.831cm" fo:text-indent="-0.635cm" fo:margin-left="3.831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5.101cm" fo:text-indent="-0.635cm" fo:margin-left="5.101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6.371cm" fo:text-indent="-0.635cm" fo:margin-left="6.371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7.641cm" fo:text-indent="-0.635cm" fo:margin-left="7.641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8.911cm" fo:text-indent="-0.635cm" fo:margin-left="8.911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0.181cm" fo:text-indent="-0.635cm" fo:margin-left="10.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4"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1"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4"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1.291cm" fo:text-indent="-0.635cm" fo:margin-left="1.291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2.561cm" fo:text-indent="-0.635cm" fo:margin-left="2.56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3.831cm" fo:text-indent="-0.635cm" fo:margin-left="3.831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5.101cm" fo:text-indent="-0.635cm" fo:margin-left="5.101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6.371cm" fo:text-indent="-0.635cm" fo:margin-left="6.371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7.641cm" fo:text-indent="-0.635cm" fo:margin-left="7.641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8.911cm" fo:text-indent="-0.635cm" fo:margin-left="8.911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0.181cm" fo:text-indent="-0.635cm" fo:margin-left="10.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6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291cm" fo:text-indent="-0.635cm" fo:margin-left="1.291cm"/>
        </style:list-level-properties>
        <style:text-properties style:font-name="Symbol"/>
      </text:list-level-style-bullet>
      <text:list-level-style-bullet text:level="3" text:style-name="WW8Num7z2" text:bullet-char="">
        <style:list-level-properties text:list-level-position-and-space-mode="label-alignment">
          <style:list-level-label-alignment text:label-followed-by="listtab" text:list-tab-stop-position="2.561cm" fo:text-indent="-0.635cm" fo:margin-left="2.561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text:list-tab-stop-position="3.831cm" fo:text-indent="-0.635cm" fo:margin-left="3.831cm"/>
        </style:list-level-properties>
        <style:text-properties style:font-name="Symbol"/>
      </text:list-level-style-bullet>
      <text:list-level-style-bullet text:level="5" text:style-name="WW8Num7z4" text:bullet-char="o">
        <style:list-level-properties text:list-level-position-and-space-mode="label-alignment">
          <style:list-level-label-alignment text:label-followed-by="listtab" text:list-tab-stop-position="5.101cm" fo:text-indent="-0.635cm" fo:margin-left="5.101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6.371cm" fo:text-indent="-0.635cm" fo:margin-left="6.371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text:list-tab-stop-position="7.641cm" fo:text-indent="-0.635cm" fo:margin-left="7.641cm"/>
        </style:list-level-properties>
        <style:text-properties style:font-name="Symbol"/>
      </text:list-level-style-bullet>
      <text:list-level-style-bullet text:level="8" text:style-name="WW8Num7z4" text:bullet-char="o">
        <style:list-level-properties text:list-level-position-and-space-mode="label-alignment">
          <style:list-level-label-alignment text:label-followed-by="listtab" text:list-tab-stop-position="8.911cm" fo:text-indent="-0.635cm" fo:margin-left="8.911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10.181cm" fo:text-indent="-0.635cm" fo:margin-left="10.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1.291cm" fo:text-indent="-0.635cm" fo:margin-left="1.29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text:list-tab-stop-position="2.561cm" fo:text-indent="-0.635cm" fo:margin-left="2.56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3.831cm" fo:text-indent="-0.635cm" fo:margin-left="3.83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5.101cm" fo:text-indent="-0.635cm" fo:margin-left="5.10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text:list-tab-stop-position="6.371cm" fo:text-indent="-0.635cm" fo:margin-left="6.371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7.641cm" fo:text-indent="-0.635cm" fo:margin-left="7.64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8.911cm" fo:text-indent="-0.635cm" fo:margin-left="8.91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text:list-tab-stop-position="10.181cm" fo:text-indent="-0.635cm" fo:margin-left="10.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a" style:num-letter-sync="true"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9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4"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1"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4"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4"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1"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4"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291cm" fo:text-indent="-0.635cm" fo:margin-left="1.291cm"/>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2.561cm" fo:text-indent="-0.635cm" fo:margin-left="2.561cm"/>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3.831cm" fo:text-indent="-0.635cm" fo:margin-left="3.831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5.101cm" fo:text-indent="-0.635cm" fo:margin-left="5.101cm"/>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6.371cm" fo:text-indent="-0.635cm" fo:margin-left="6.371cm"/>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7.641cm" fo:text-indent="-0.635cm" fo:margin-left="7.641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8.911cm" fo:text-indent="-0.635cm" fo:margin-left="8.911cm"/>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10.181cm" fo:text-indent="-0.635cm" fo:margin-left="10.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291cm" fo:text-indent="-0.635cm" fo:margin-left="1.291cm"/>
        </style:list-level-properties>
        <style:text-properties style:font-name="Times New Roman"/>
      </text:list-level-style-bullet>
      <text:list-level-style-bullet text:level="3" text:style-name="WW8Num15z2" text:bullet-char="">
        <style:list-level-properties text:list-level-position-and-space-mode="label-alignment">
          <style:list-level-label-alignment text:label-followed-by="listtab" text:list-tab-stop-position="2.561cm" fo:text-indent="-0.635cm" fo:margin-left="2.56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3.831cm" fo:text-indent="-0.635cm" fo:margin-left="3.831cm"/>
        </style:list-level-properties>
        <style:text-properties style:font-name="Symbol"/>
      </text:list-level-style-bullet>
      <text:list-level-style-bullet text:level="5" text:style-name="WW8Num15z4" text:bullet-char="o">
        <style:list-level-properties text:list-level-position-and-space-mode="label-alignment">
          <style:list-level-label-alignment text:label-followed-by="listtab" text:list-tab-stop-position="5.101cm" fo:text-indent="-0.635cm" fo:margin-left="5.101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6.371cm" fo:text-indent="-0.635cm" fo:margin-left="6.371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7.641cm" fo:text-indent="-0.635cm" fo:margin-left="7.641cm"/>
        </style:list-level-properties>
        <style:text-properties style:font-name="Symbol"/>
      </text:list-level-style-bullet>
      <text:list-level-style-bullet text:level="8" text:style-name="WW8Num15z4" text:bullet-char="o">
        <style:list-level-properties text:list-level-position-and-space-mode="label-alignment">
          <style:list-level-label-alignment text:label-followed-by="listtab" text:list-tab-stop-position="8.911cm" fo:text-indent="-0.635cm" fo:margin-left="8.911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0.181cm" fo:text-indent="-0.635cm" fo:margin-left="10.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bullet text:level="2" text:style-name="WW8Num18z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291cm" fo:text-indent="-0.635cm" fo:margin-left="1.291cm"/>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2.561cm" fo:text-indent="-0.635cm" fo:margin-left="2.561cm"/>
        </style:list-level-properties>
        <style:text-properties style:font-name="Wingdings"/>
      </text:list-level-style-bullet>
      <text:list-level-style-bullet text:level="4" text:style-name="WW8Num19z0" text:bullet-char="">
        <style:list-level-properties text:list-level-position-and-space-mode="label-alignment">
          <style:list-level-label-alignment text:label-followed-by="listtab" text:list-tab-stop-position="3.831cm" fo:text-indent="-0.635cm" fo:margin-left="3.831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5.101cm" fo:text-indent="-0.635cm" fo:margin-left="5.101cm"/>
        </style:list-level-properties>
        <style:text-properties fo:font-family="'Courier New'" style:font-family-generic="modern" style:font-pitch="fixed"/>
      </text:list-level-style-bullet>
      <text:list-level-style-bullet text:level="6" text:style-name="WW8Num19z2" text:bullet-char="">
        <style:list-level-properties text:list-level-position-and-space-mode="label-alignment">
          <style:list-level-label-alignment text:label-followed-by="listtab" text:list-tab-stop-position="6.371cm" fo:text-indent="-0.635cm" fo:margin-left="6.371cm"/>
        </style:list-level-properties>
        <style:text-properties style:font-name="Wingdings"/>
      </text:list-level-style-bullet>
      <text:list-level-style-bullet text:level="7" text:style-name="WW8Num19z0" text:bullet-char="">
        <style:list-level-properties text:list-level-position-and-space-mode="label-alignment">
          <style:list-level-label-alignment text:label-followed-by="listtab" text:list-tab-stop-position="7.641cm" fo:text-indent="-0.635cm" fo:margin-left="7.641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8.911cm" fo:text-indent="-0.635cm" fo:margin-left="8.911cm"/>
        </style:list-level-properties>
        <style:text-properties fo:font-family="'Courier New'" style:font-family-generic="modern" style:font-pitch="fixed"/>
      </text:list-level-style-bullet>
      <text:list-level-style-bullet text:level="9" text:style-name="WW8Num19z2" text:bullet-char="">
        <style:list-level-properties text:list-level-position-and-space-mode="label-alignment">
          <style:list-level-label-alignment text:label-followed-by="listtab" text:list-tab-stop-position="10.181cm" fo:text-indent="-0.635cm" fo:margin-left="10.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text:list-tab-stop-position="1.291cm" fo:text-indent="-0.635cm" fo:margin-left="1.291cm"/>
        </style:list-level-properties>
        <style:text-properties fo:font-family="'Courier New'" style:font-family-generic="modern" style:font-pitch="fixed"/>
      </text:list-level-style-bullet>
      <text:list-level-style-bullet text:level="3" text:style-name="WW8Num20z2" text:bullet-char="">
        <style:list-level-properties text:list-level-position-and-space-mode="label-alignment">
          <style:list-level-label-alignment text:label-followed-by="listtab" text:list-tab-stop-position="2.561cm" fo:text-indent="-0.635cm" fo:margin-left="2.561cm"/>
        </style:list-level-properties>
        <style:text-properties style:font-name="Wingdings"/>
      </text:list-level-style-bullet>
      <text:list-level-style-bullet text:level="4" text:style-name="WW8Num20z0" text:bullet-char="">
        <style:list-level-properties text:list-level-position-and-space-mode="label-alignment">
          <style:list-level-label-alignment text:label-followed-by="listtab" text:list-tab-stop-position="3.831cm" fo:text-indent="-0.635cm" fo:margin-left="3.831cm"/>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text:list-tab-stop-position="5.101cm" fo:text-indent="-0.635cm" fo:margin-left="5.101cm"/>
        </style:list-level-properties>
        <style:text-properties fo:font-family="'Courier New'" style:font-family-generic="modern" style:font-pitch="fixed"/>
      </text:list-level-style-bullet>
      <text:list-level-style-bullet text:level="6" text:style-name="WW8Num20z2" text:bullet-char="">
        <style:list-level-properties text:list-level-position-and-space-mode="label-alignment">
          <style:list-level-label-alignment text:label-followed-by="listtab" text:list-tab-stop-position="6.371cm" fo:text-indent="-0.635cm" fo:margin-left="6.371cm"/>
        </style:list-level-properties>
        <style:text-properties style:font-name="Wingdings"/>
      </text:list-level-style-bullet>
      <text:list-level-style-bullet text:level="7" text:style-name="WW8Num20z0" text:bullet-char="">
        <style:list-level-properties text:list-level-position-and-space-mode="label-alignment">
          <style:list-level-label-alignment text:label-followed-by="listtab" text:list-tab-stop-position="7.641cm" fo:text-indent="-0.635cm" fo:margin-left="7.641cm"/>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text:list-tab-stop-position="8.911cm" fo:text-indent="-0.635cm" fo:margin-left="8.911cm"/>
        </style:list-level-properties>
        <style:text-properties fo:font-family="'Courier New'" style:font-family-generic="modern" style:font-pitch="fixed"/>
      </text:list-level-style-bullet>
      <text:list-level-style-bullet text:level="9" text:style-name="WW8Num20z2" text:bullet-char="">
        <style:list-level-properties text:list-level-position-and-space-mode="label-alignment">
          <style:list-level-label-alignment text:label-followed-by="listtab" text:list-tab-stop-position="10.181cm" fo:text-indent="-0.635cm" fo:margin-left="10.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4"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1"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4"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a" style:num-letter-sync="true"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3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3z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3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3z3"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3z0"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3z3"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3z0"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text:bullet-char="-">
        <style:list-level-properties text:list-level-position-and-space-mode="label-alignment">
          <style:list-level-label-alignment text:label-followed-by="listtab" text:list-tab-stop-position="0.873cm" fo:text-indent="-0.873cm" fo:margin-left="0.873cm"/>
        </style:list-level-properties>
        <style:text-properties style:font-name="Tahoma"/>
      </text:list-level-style-bullet>
      <text:list-level-style-bullet text:level="2" text:style-name="WW8Num3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4"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1"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4"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291cm" fo:text-indent="-0.635cm" fo:margin-left="1.291cm"/>
        </style:list-level-properties>
      </text:list-level-style-number>
      <text:list-level-style-bullet text:level="3" text:style-name="WW8Num41z2" text:bullet-char="">
        <style:list-level-properties text:list-level-position-and-space-mode="label-alignment">
          <style:list-level-label-alignment text:label-followed-by="listtab" text:list-tab-stop-position="2.561cm" fo:text-indent="-0.635cm" fo:margin-left="2.561cm"/>
        </style:list-level-properties>
        <style:text-properties style:font-name="Wingdings"/>
      </text:list-level-style-bullet>
      <text:list-level-style-bullet text:level="4" text:style-name="WW8Num41z0" text:bullet-char="">
        <style:list-level-properties text:list-level-position-and-space-mode="label-alignment">
          <style:list-level-label-alignment text:label-followed-by="listtab" text:list-tab-stop-position="3.831cm" fo:text-indent="-0.635cm" fo:margin-left="3.831cm"/>
        </style:list-level-properties>
        <style:text-properties style:font-name="Symbol"/>
      </text:list-level-style-bullet>
      <text:list-level-style-bullet text:level="5" text:style-name="WW8Num41z4" text:bullet-char="o">
        <style:list-level-properties text:list-level-position-and-space-mode="label-alignment">
          <style:list-level-label-alignment text:label-followed-by="listtab" text:list-tab-stop-position="5.101cm" fo:text-indent="-0.635cm" fo:margin-left="5.101cm"/>
        </style:list-level-properties>
        <style:text-properties fo:font-family="'Courier New'" style:font-family-generic="modern" style:font-pitch="fixed"/>
      </text:list-level-style-bullet>
      <text:list-level-style-bullet text:level="6" text:style-name="WW8Num41z2" text:bullet-char="">
        <style:list-level-properties text:list-level-position-and-space-mode="label-alignment">
          <style:list-level-label-alignment text:label-followed-by="listtab" text:list-tab-stop-position="6.371cm" fo:text-indent="-0.635cm" fo:margin-left="6.371cm"/>
        </style:list-level-properties>
        <style:text-properties style:font-name="Wingdings"/>
      </text:list-level-style-bullet>
      <text:list-level-style-bullet text:level="7" text:style-name="WW8Num41z0" text:bullet-char="">
        <style:list-level-properties text:list-level-position-and-space-mode="label-alignment">
          <style:list-level-label-alignment text:label-followed-by="listtab" text:list-tab-stop-position="7.641cm" fo:text-indent="-0.635cm" fo:margin-left="7.641cm"/>
        </style:list-level-properties>
        <style:text-properties style:font-name="Symbol"/>
      </text:list-level-style-bullet>
      <text:list-level-style-bullet text:level="8" text:style-name="WW8Num41z4" text:bullet-char="o">
        <style:list-level-properties text:list-level-position-and-space-mode="label-alignment">
          <style:list-level-label-alignment text:label-followed-by="listtab" text:list-tab-stop-position="8.911cm" fo:text-indent="-0.635cm" fo:margin-left="8.911cm"/>
        </style:list-level-properties>
        <style:text-properties fo:font-family="'Courier New'" style:font-family-generic="modern" style:font-pitch="fixed"/>
      </text:list-level-style-bullet>
      <text:list-level-style-bullet text:level="9" text:style-name="WW8Num41z2" text:bullet-char="">
        <style:list-level-properties text:list-level-position-and-space-mode="label-alignment">
          <style:list-level-label-alignment text:label-followed-by="listtab" text:list-tab-stop-position="10.181cm" fo:text-indent="-0.635cm" fo:margin-left="10.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4.41cm"/>
          <style:tab-stop style:position="16.801cm" style:type="right"/>
          <style:tab-stop style:position="25.083cm" style:type="right"/>
        </style:tab-stops>
      </style:paragraph-properties>
    </style:style>
    <style:style style:name="MP2" style:family="paragraph" style:parent-style-name="Footer">
      <style:paragraph-properties>
        <style:tab-stops>
          <style:tab-stop style:position="0cm"/>
          <style:tab-stop style:position="8.001cm" style:type="center"/>
          <style:tab-stop style:position="16.002cm" style:type="right"/>
        </style:tab-stops>
      </style:paragraph-properties>
      <style:text-properties officeooo:paragraph-rsid="00254003"/>
    </style:style>
    <style:style style:name="MT1" style:family="text">
      <style:text-properties fo:color="#999999" style:font-name="Arial1" fo:font-size="10pt" fo:font-weight="normal" officeooo:rsid="001455e1" style:font-weight-asian="bold" style:font-name-complex="Arial"/>
    </style:style>
    <style:style style:name="MT2" style:family="text">
      <style:text-properties fo:color="#999999" style:font-name="Arial1" fo:font-size="10pt" fo:font-weight="normal" style:font-weight-asian="bold" style:font-name-complex="Arial"/>
    </style:style>
    <style:style style:name="MT3" style:family="text">
      <style:text-properties fo:color="#999999" style:font-name="Arial1" fo:font-size="10pt" fo:font-weight="normal" officeooo:rsid="0011687a" style:font-weight-asian="bold" style:font-name-complex="Arial"/>
    </style:style>
    <style:style style:name="MT4" style:family="text">
      <style:text-properties fo:color="#999999" style:font-name="Arial1" fo:font-size="10pt" fo:font-weight="bold" style:font-weight-asian="bold" style:font-name-complex="Arial"/>
    </style:style>
    <style:style style:name="MT5" style:family="text">
      <style:text-properties fo:color="#999999" style:font-name="Arial" style:font-name-complex="Arial"/>
    </style:style>
    <style:style style:name="MT6" style:family="text">
      <style:text-properties fo:color="#999999" style:font-name="Arial" fo:font-size="7pt" style:font-size-asian="7pt" style:font-name-complex="Arial"/>
    </style:style>
    <style:style style:name="MT7" style:family="text">
      <style:text-properties fo:color="#999999" style:font-name="Arial" fo:font-size="7pt" officeooo:rsid="000d9de8" style:font-size-asian="7pt" style:font-name-complex="Arial"/>
    </style:style>
    <style:style style:name="MT8" style:family="text">
      <style:text-properties fo:color="#999999" style:font-name="Arial" fo:font-size="7pt" officeooo:rsid="0011687a" style:font-size-asian="7pt" style:font-name-complex="Arial"/>
    </style:style>
    <style:style style:name="MT9" style:family="text">
      <style:text-properties style:font-name="Arial" style:font-name-complex="Arial"/>
    </style:style>
    <style:style style:name="MT10" style:family="text">
      <style:text-properties style:font-name="Arial" officeooo:rsid="0011687a" style:font-name-complex="Arial"/>
    </style:style>
    <style:style style:name="MT11" style:family="text">
      <style:text-properties style:font-name="Arial" officeooo:rsid="001be217" style:font-name-complex="Arial"/>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9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cm" fo:margin-left="0cm" fo:margin-right="0cm" fo:margin-bottom="0.6cm" fo:background-color="transparent" style:dynamic-spacing="false" draw:fill="none" draw:fill-color="#99ccff"/>
      </style:header-style>
      <style:footer-style>
        <style:header-footer-properties fo:min-height="0.499cm" fo:margin-left="0cm" fo:margin-right="0cm" fo:margin-top="0.4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Bild1" text:anchor-type="paragraph" svg:x="-0.169cm" svg:y="-0.162cm" svg:width="4.172cm" svg:height="0.723cm" draw:z-index="2"><draw:image xlink:href="Pictures/10000000000003F8000000B0BCBCB3B27E45AEED.jpg" xlink:type="simple" xlink:show="embed" xlink:actuate="onLoad"/></draw:frame><text:span text:style-name="MT1"><text:tab/>Anlage 1 zum </text:span><text:span text:style-name="MT2">Verfahrensverzeichnis (nach LDSG </text:span><text:span text:style-name="MT3">BW </text:span><text:span text:style-name="MT2">§ 11</text:span><text:span text:style-name="MT4">)</text:span><text:span text:style-name="MT5"><text:tab/></text:span><text:span text:style-name="MT6">Stand: </text:span><text:span text:style-name="MT7">12</text:span><text:span text:style-name="MT6">.</text:span><text:span text:style-name="MT8">11</text:span><text:span text:style-name="MT6">.201</text:span><text:span text:style-name="MT8">6</text:span><text:span text:style-name="MT9"><text:tab/></text:span></text:p>
      </style:header>
      <style:footer>
        <text:p text:style-name="MP2"><text:span text:style-name="Page_20_Number"><text:span text:style-name="MT10"/></text:span></text:p>
        <text:p text:style-name="MP2"><text:span text:style-name="Page_20_Number"><text:span text:style-name="MT10">J.Anschütz (abgeleitet von der Vorlage auf dem Landesfortbildungsserver BW (</text:span></text:span><text:span text:style-name="Page_20_Number"><text:span text:style-name="MT11">Stütz, </text:span></text:span><text:span text:style-name="Page_20_Number"><text:span text:style-name="MT10">2011, </text:span></text:span><text:span text:style-name="Page_20_Number"><text:span text:style-name="MT11">CC BY-NC-SA 3.0DE</text:span></text:span><text:span text:style-name="Page_20_Number"><text:span text:style-name="MT10">)</text:span></text:span><text:span text:style-name="Page_20_Number"><text:span text:style-name="MT9"><text:tab/> <text:tab/></text:span></text:span><text:span text:style-name="Page_20_Number"><text:span text:style-name="MT9"><text:page-number text:select-page="current">3</text:page-number></text:span></text:span><text:span text:style-name="Page_20_Number"><text:span text:style-name="MT9"> </text:span></text:span><text:span text:style-name="Page_20_Number"><text:span text:style-name="MT10">/</text:span></text:span><text:span text:style-name="Page_20_Number"><text:span text:style-name="MT9"> </text:span></text:span><text:span text:style-name="Page_20_Number"><text:span text:style-name="MT9"><text:page-count style:num-format="1">3</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erfahrensverzeichnis paedML</dc:title>
    <meta:initial-creator>M. Stütz, 2011</meta:initial-creator>
    <meta:creation-date>2011-05-19T10:45:00</meta:creation-date>
    <dc:date>2016-11-12T19:52:42.698215847</dc:date>
    <meta:print-date>2011-05-02T14:52:00</meta:print-date>
    <meta:editing-cycles>24</meta:editing-cycles>
    <meta:editing-duration>P2171DT10H31M</meta:editing-duration>
    <meta:generator>LibreOffice/5.1.4.2$Linux_X86_64 LibreOffice_project/10m0$Build-2</meta:generator>
    <dc:creator>Joachim Ruhr</dc:creator>
    <meta:document-statistic meta:table-count="2" meta:image-count="1" meta:object-count="0" meta:page-count="3" meta:paragraph-count="110" meta:word-count="730" meta:character-count="6116" meta:non-whitespace-character-count="5493"/>
    <meta:user-defined meta:name="Info 1"/>
    <meta:user-defined meta:name="Info 2"/>
    <meta:user-defined meta:name="Info 3"/>
    <meta:user-defined meta:name="Info 4"/>
  </office:meta>
</office:document-meta>
</file>